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vo" svg:font-family="Arvo" style:font-adornments="Fett" style:font-pitch="variable"/>
    <style:font-face style:name="Arvo1" svg:font-family="Arvo" style:font-adornments="Standard" style:font-pitch="variable"/>
    <style:font-face style:name="Arvo Gruen" svg:font-family="'Arvo Gruen'" style:font-adornments="Standar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PT Sans" svg:font-family="'PT Sans'" style:font-adornments="Standar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Antragsgrün_20_Header_20_TOP">
      <style:text-properties officeooo:rsid="000994eb" officeooo:paragraph-rsid="000994eb"/>
    </style:style>
    <style:style style:name="T1" style:family="text">
      <style:text-properties officeooo:rsid="000a9462"/>
    </style:style>
    <style:style style:name="fr1" style:family="graphic" style:parent-style-name="Frame">
      <style:graphic-properties style:wrap="none" style:vertical-pos="top" style:vertical-rel="paragraph-content" style:horizontal-pos="center" style:horizontal-rel="paragraph" style:shadow="none" draw:shadow-opacity="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Antragsgrün_20_H2"><draw:frame draw:style-name="fr1" draw:name="Rahmen1" text:anchor-type="paragraph" svg:width="17cm" draw:z-index="0"><draw:text-box fo:min-height="0.499cm"><text:p text:style-name="P1">2. Präsidium &amp; Antragskommission</text:p><text:p text:style-name="Frame_20_contents">Antrag: <text:span text:style-name="T1">{{ANTRAGSGRUEN:TITLE}}</text:span></text:p><text:p text:style-name="Frame_20_contents">AntragstellerInnen: <text:span text:style-name="T1">{{ANTRAGSGRUEN:INITIATORS}}</text:span></text:p></draw:text-box></draw:frame> </text:p>
      <text:p text:style-name="Antragsgrün_20_H2">{{ANTRAGSGRUEN:DUMMY}} Antrag</text:p>
      <text:p text:style-name="Standard">{{ANTRAGSGRUEN:DUMMY}} 1. Absatz (wegen Zurücksetzen der Zeilennummerierung nötig). Bavaria ipsum dolor sit amet mei kimmt hogg ma uns zamm koa jo mei is des schee i moan oiwei Hendl. <text:s/>Hetschapfah blärrd Biazelt fias wolln, Woibbadinga nia need Reiwadatschi Gidarn.</text:p>
      <text:p text:style-name="Standard">{{ANTRAGSGRUEN:DUMMY}} Alle weiteren Absätze. Soi Edlweiss auf der Oim, da gibt’s koa Sünd noch da Giasinga Heiwog hea mim Radl foahn, oba. Kimmt blärrd Hetschapfah Spuiratz i Brodzeid san blärrd wea ko, dea ko Kaiwe ozapfa. Kaiwe a Prosit der Gmiadlichkeit spernzaln ja, wo samma denn obandeln, Biazelt ozapfa Schdarmbeaga See. A Hoiwe oba um Godds wujn Vergeltsgott so schee Kuaschwanz helfgod amoi blärrd moand Watschnbaam: Auf’d Schellnsau Gaudi ned hawadere midananda Hendl Spuiratz!</text:p>
      <text:p text:style-name="Antragsgrün_20_H2">{{ANTRAGSGRUEN:DUMMY}} Begründung</text:p>
      <text:p text:style-name="Standard">{{ANTRAGSGRUEN:DUMMY}} Lem und lem lossn luja Mongdratzal scheans, trihöleridi dijidiholleri. Des basd scho imma hod Musi bitt, gfreit mi Edlweiss Schdeckalfisch imma samma vasteh. Lewakaas gwiss resch, jo leck mi Heimatland muass? Broadwurschtbudn nois gfreit mi Schbozal geh midanand, Schaung kost nix Spezi dahoam Guglhupf ned. Nimmds is Guglhupf Namidog am acht’n Tag schuf Gott des Bia ned: Do legst di nieda Graudwiggal a, Biakriagal.</text:p>
      <text:p text:style-name="Standard">{{ANTRAGSGRUEN: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vo" svg:font-family="Arvo" style:font-adornments="Fett" style:font-pitch="variable"/>
    <style:font-face style:name="Arvo1" svg:font-family="Arvo" style:font-adornments="Standard" style:font-pitch="variable"/>
    <style:font-face style:name="Arvo Gruen" svg:font-family="'Arvo Gruen'" style:font-adornments="Standar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PT Sans" svg:font-family="'PT Sans'" style:font-adornments="Standar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Antragsgrün_20_H1" style:display-name="Antragsgrün H1" style:family="paragraph" style:parent-style-name="Heading" style:class="text">
      <style:paragraph-properties fo:text-align="center" style:justify-single-word="false" text:number-lines="false" text:line-number="0"/>
      <style:text-properties style:font-name="Arvo Gruen" fo:font-family="'Arvo Gruen'" style:font-style-name="Standard" style:font-pitch="variable"/>
    </style:style>
    <style:style style:name="Antragsgrün_20_LineNumbered_20_First" style:display-name="Antragsgrün LineNumbered First" style:family="paragraph" style:parent-style-name="Text_20_body" style:next-style-name="Antragsgrün_20_LineNumbered_20_Standard" style:class="text" style:master-page-name="">
      <style:paragraph-properties style:page-number="auto" fo:background-color="transparent" style:shadow="none" text:number-lines="true" text:line-number="1">
        <style:background-image/>
      </style:paragraph-properties>
      <style:text-properties style:font-name="PT Sans" fo:font-family="'PT Sans'" style:font-style-name="Standard" style:font-family-generic="swiss" style:font-pitch="variable" style:font-size-asian="10.5pt"/>
    </style:style>
    <style:style style:name="Antragsgrün_20_H2" style:display-name="Antragsgrün H2" style:family="paragraph" style:parent-style-name="Heading" style:class="text">
      <style:paragraph-properties text:number-lines="false" text:line-number="0"/>
      <style:text-properties style:font-name="Arvo" fo:font-family="Arvo" style:font-style-name="Fett" style:font-pitch="variable" fo:font-weight="normal"/>
    </style:style>
    <style:style style:name="Antragsgrün_20_H3" style:display-name="Antragsgrün H3" style:family="paragraph" style:parent-style-name="Heading" style:class="text">
      <style:text-properties style:font-name="Arvo1" fo:font-family="Arvo" style:font-style-name="Standard" style:font-pitch="variable" fo:font-weight="normal"/>
    </style:style>
    <style:style style:name="Antragsgrün_20_H4" style:display-name="Antragsgrün H4" style:family="paragraph" style:parent-style-name="Heading" style:class="text">
      <style:text-properties style:font-name="Arvo1" fo:font-family="Arvo" style:font-style-name="Standard" style:font-pitch="variable" fo:font-weight="normal"/>
    </style:style>
    <style:style style:name="Antragsgrün_20_H5" style:display-name="Antragsgrün H5" style:family="paragraph" style:parent-style-name="Heading" style:class="text">
      <style:text-properties style:font-name="Arvo1" fo:font-family="Arvo" style:font-style-name="Standard" style:font-pitch="variable" fo:font-weight="normal"/>
    </style:style>
    <style:style style:name="Antragsgrün_20_LineNumbered_20_Standard" style:display-name="Antragsgrün LineNumbered Standard" style:family="paragraph" style:parent-style-name="Text_20_body" style:class="text" style:master-page-name="">
      <style:paragraph-properties style:page-number="auto"/>
      <style:text-properties style:font-name="PT Sans" fo:font-family="'PT Sans'" style:font-style-name="Standard" style:font-family-generic="swiss" style:font-pitch="variable" style:font-size-asian="10.5pt"/>
    </style:style>
    <style:style style:name="Antragsgrün_20_Standard" style:display-name="Antragsgrün Standard" style:family="paragraph" style:parent-style-name="Text_20_body" style:class="text" style:master-page-name="">
      <style:paragraph-properties style:page-number="auto" text:number-lines="false" text:line-number="0">
        <style:tab-stops/>
      </style:paragraph-properties>
      <style:text-properties style:font-name="PT Sans" fo:font-family="'PT Sans'" style:font-style-name="Standard" style:font-family-generic="swiss" style:font-pitch="variable" style:font-size-asian="10.5pt"/>
    </style:style>
    <style:style style:name="Antragsgrün_20_Header_20_TOP" style:display-name="Antragsgrün Header TOP" style:family="paragraph" style:parent-style-name="Heading" style:next-style-name="Antragsgrün_20_Header_20_Title" style:class="text">
      <style:paragraph-properties fo:margin-top="0.101cm" fo:margin-bottom="0.101cm" loext:contextual-spacing="false" fo:text-align="end" style:justify-single-word="false"/>
      <style:text-properties style:font-name="Arvo1" fo:font-family="Arvo" style:font-style-name="Standard" style:font-pitch="variable" fo:font-size="12pt" fo:font-weight="normal"/>
    </style:style>
    <style:style style:name="Antragsgrün_20_Header_20_Title" style:display-name="Antragsgrün Header Title" style:family="paragraph" style:parent-style-name="Heading" style:next-style-name="Antragsgrün_20_Header_20_Initiator" style:class="text" style:master-page-name="">
      <style:paragraph-properties fo:margin-top="0.101cm" fo:margin-bottom="0.101cm" loext:contextual-spacing="false" style:page-number="auto" fo:background-color="transparent" style:shadow="none">
        <style:tab-stops/>
        <style:background-image/>
      </style:paragraph-properties>
      <style:text-properties fo:font-weight="bold"/>
    </style:style>
    <style:style style:name="Antragsgrün_20_Header_20_Initiator" style:display-name="Antragsgrün Header Initiator" style:family="paragraph" style:parent-style-name="Heading" style:class="text" style:master-page-name="">
      <style:paragraph-properties fo:margin-top="0.101cm" fo:margin-bottom="0.101cm" loext:contextual-spacing="false" style:page-number="auto"/>
      <style:text-properties fo:font-size="12pt"/>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ntragsgrün_20_Fußzeile" style:display-name="Antragsgrün Fußzeile" style:family="paragraph" style:parent-style-name="Standard" style:class="extra">
      <style:paragraph-properties fo:text-align="center" style:justify-single-word="false"/>
    </style:style>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Antragsgrün_20_Fußzeile"><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5T20:40:55.324848649</meta:creation-date>
    <dc:date>2015-08-11T16:26:01.645681000</dc:date>
    <meta:editing-duration>PT1H35M16S</meta:editing-duration>
    <meta:editing-cycles>26</meta:editing-cycles>
    <meta:generator>LibreOffice/4.3.7.2$MacOSX_x86 LibreOffice_project/8a35821d8636a03b8bf4e15b48f59794652c68ba</meta:generator>
    <meta:document-statistic meta:table-count="0" meta:image-count="0" meta:object-count="0" meta:page-count="1" meta:paragraph-count="11" meta:word-count="192" meta:character-count="1388" meta:non-whitespace-character-count="1203"/>
  </office:meta>
</office:document-meta>
</file>